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paragraph-rsid="0014208a" style:font-size-asian="10.5pt" style:font-style-asian="normal" style:font-weight-asian="bold" style:font-size-complex="12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4208a" officeooo:paragraph-rsid="0014208a" style:font-size-asian="10.5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26418" officeooo:paragraph-rsid="00126418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34ec5" officeooo:paragraph-rsid="00134ec5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style="normal" style:text-underline-style="none" fo:font-weight="normal" officeooo:rsid="0014208a" officeooo:paragraph-rsid="0014208a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4208a" officeooo:paragraph-rsid="0014208a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4c81" officeooo:paragraph-rsid="0014208a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4c81" officeooo:paragraph-rsid="00154c8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bf034" officeooo:paragraph-rsid="001bf034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bold" officeooo:paragraph-rsid="0014208a" style:font-size-asian="10.5pt" style:font-style-asian="italic" style:font-weight-asian="bold" style:font-size-complex="12pt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fo:font-style="normal" style:text-underline-style="none" fo:font-weight="normal" officeooo:rsid="00154c81" officeooo:paragraph-rsid="00154c81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fo:font-style="italic" officeooo:paragraph-rsid="001f1e33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2pt" fo:font-style="italic" officeooo:rsid="001f1e33" officeooo:paragraph-rsid="001f1e33" style:font-size-asian="12pt" style:font-style-asian="italic" style:font-size-complex="12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officeooo:rsid="001f1e33" officeooo:paragraph-rsid="001f1e33" style:font-size-asian="12pt" style:font-size-complex="12pt"/>
    </style:style>
    <style:style style:name="P15" style:family="paragraph" style:parent-style-name="Standard">
      <style:paragraph-properties fo:text-align="center" style:justify-single-word="false"/>
      <style:text-properties fo:font-size="16pt" fo:font-style="normal" style:text-underline-style="none" fo:font-weight="bold" officeooo:rsid="00126418" officeooo:paragraph-rsid="00126418" style:font-size-asian="14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3pt" fo:font-style="normal" style:text-underline-style="none" fo:font-weight="bold" officeooo:rsid="00134ec5" officeooo:paragraph-rsid="00134ec5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text-properties officeooo:rsid="0016bc36"/>
    </style:style>
    <style:style style:name="P18" style:family="paragraph" style:parent-style-name="Standard">
      <style:text-properties officeooo:rsid="0017b5e2"/>
    </style:style>
    <style:style style:name="P19" style:family="paragraph" style:parent-style-name="Standard">
      <style:text-properties officeooo:rsid="0024aca2"/>
    </style:style>
    <style:style style:name="T1" style:family="text">
      <style:text-properties officeooo:rsid="0014208a"/>
    </style:style>
    <style:style style:name="T2" style:family="text">
      <style:text-properties fo:font-weight="normal" officeooo:rsid="0014208a" style:font-weight-asian="normal" style:font-weight-complex="normal"/>
    </style:style>
    <style:style style:name="T3" style:family="text">
      <style:text-properties fo:font-weight="normal" officeooo:rsid="00154c81" style:font-weight-asian="normal" style:font-weight-complex="normal"/>
    </style:style>
    <style:style style:name="T4" style:family="text">
      <style:text-properties fo:font-weight="normal" officeooo:rsid="00196e44" style:font-weight-asian="normal" style:font-weight-complex="normal"/>
    </style:style>
    <style:style style:name="T5" style:family="text">
      <style:text-properties fo:font-weight="normal" officeooo:rsid="001acd14" style:font-weight-asian="normal" style:font-weight-complex="normal"/>
    </style:style>
    <style:style style:name="T6" style:family="text">
      <style:text-properties fo:font-weight="normal" officeooo:rsid="0028900f" style:font-weight-asian="normal" style:font-weight-complex="normal"/>
    </style:style>
    <style:style style:name="T7" style:family="text">
      <style:text-properties fo:font-weight="normal" officeooo:rsid="00297e30" style:font-weight-asian="normal" style:font-weight-complex="normal"/>
    </style:style>
    <style:style style:name="T8" style:family="text">
      <style:text-properties fo:font-weight="normal" officeooo:rsid="002b4cde" style:font-weight-asian="normal" style:font-weight-complex="normal"/>
    </style:style>
    <style:style style:name="T9" style:family="text">
      <style:text-properties fo:font-weight="normal" officeooo:rsid="002d701a" style:font-weight-asian="normal" style:font-weight-complex="normal"/>
    </style:style>
    <style:style style:name="T10" style:family="text">
      <style:text-properties fo:font-style="italic" fo:font-weight="normal" officeooo:rsid="0014208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54c81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18c756" style:font-style-asian="italic" style:font-weight-asian="normal" style:font-style-complex="italic" style:font-weight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officeooo:rsid="0016bc36"/>
    </style:style>
    <style:style style:name="T15" style:family="text">
      <style:text-properties officeooo:rsid="0017b5e2"/>
    </style:style>
    <style:style style:name="T16" style:family="text">
      <style:text-properties officeooo:rsid="001f1e33"/>
    </style:style>
    <style:style style:name="T17" style:family="text">
      <style:text-properties fo:font-style="normal" officeooo:rsid="001f1e33" style:font-style-asian="normal" style:font-style-complex="normal"/>
    </style:style>
    <style:style style:name="T18" style:family="text">
      <style:text-properties officeooo:rsid="00234c6b"/>
    </style:style>
    <style:style style:name="T19" style:family="text">
      <style:text-properties officeooo:rsid="0024aca2"/>
    </style:style>
    <style:style style:name="T20" style:family="text">
      <style:text-properties officeooo:rsid="0025a3c4"/>
    </style:style>
    <style:style style:name="T21" style:family="text">
      <style:text-properties officeooo:rsid="002764b8"/>
    </style:style>
    <style:style style:name="T22" style:family="text">
      <style:text-properties officeooo:rsid="00280bb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ignature d'un dépôt avec une clé gpg</text:p>
      <text:p text:style-name="P15"/>
      <text:p text:style-name="P3"/>
      <text:p text:style-name="P16">1°) Création d'une clé gpg</text:p>
      <text:p text:style-name="P16"/>
      <text:p text:style-name="P4"><text:tab/>Création classique de clé gpg à l'aide de la commande : <text:span text:style-name="T13">gpg –gen-keys</text:span></text:p>
      <text:p text:style-name="P9">(voir la partie 4° Création d'une clé GPG dans la documentation de création de paquets debian)</text:p>
      <text:p text:style-name="P4"/>
      <text:p text:style-name="P2">2°) Configuration du dépôt pour la signature</text:p>
      <text:p text:style-name="P2"/>
      <text:p text:style-name="P1"><text:span text:style-name="T1"><text:tab/></text:span><text:span text:style-name="T2">Dans le fichier </text:span><text:span text:style-name="T10">distributions</text:span><text:span text:style-name="T2"> appartenant au répertoire </text:span><text:span text:style-name="T10">conf, </text:span><text:span text:style-name="T2">il </text:span><text:span text:style-name="T8">est nécessaire</text:span><text:span text:style-name="T2"> d'ajouter la ligne suivant</text:span><text:span text:style-name="T8">e pour dire que le dépôt sera authentifié avec une clé </text:span><text:span text:style-name="T2">:<text:tab/><text:tab/></text:span></text:p>
      <text:p text:style-name="P5">SignWith: yes</text:p>
      <text:p text:style-name="P6"/>
      <text:p text:style-name="P2">3°) Manipulations nécessaires avec la clé GPG</text:p>
      <text:p text:style-name="P2"/>
      <text:p text:style-name="P1"><text:span text:style-name="T2"><text:tab/></text:span><text:span text:style-name="T3">On exporte la clé : </text:span><text:span text:style-name="T11">gpg –export &gt; ~/mygpg.pub</text:span></text:p>
      <text:p text:style-name="P1"><text:span text:style-name="T3"><text:tab/>Puis on l'ajoute dans apt : </text:span><text:span text:style-name="T12">sudo </text:span><text:span text:style-name="T11">apt-key add ~/mygpg.pub</text:span></text:p>
      <text:p text:style-name="P7"><text:tab/></text:p>
      <text:p text:style-name="P7"><text:tab/>On met ensuite le dépôt à jour :</text:p>
      <text:p text:style-name="P7"><text:tab/><text:span text:style-name="T13">cd &lt;dossier_du_depot&gt;</text:span></text:p>
      <text:p text:style-name="P10"><text:span text:style-name="T3"><text:tab/>reprepro</text:span><text:span text:style-name="T5"> </text:span><text:span text:style-name="T3">-b . export</text:span></text:p>
      <text:p text:style-name="P7"/>
      <text:p text:style-name="P1"><text:span text:style-name="T3"><text:tab/>Cette action </text:span><text:span text:style-name="T6">engendre</text:span><text:span text:style-name="T3"> la création d'un fichier Release.gpg </text:span><text:span text:style-name="T4">dans le dossier dists/stable </text:span><text:span text:style-name="T7">du dépôt.</text:span></text:p>
      <text:p text:style-name="P7"/>
      <text:p text:style-name="P11"><text:tab/>Pour vérification :</text:p>
      <text:p text:style-name="P11"><text:tab/><text:span text:style-name="T13">gpg -d Release.gpg</text:span></text:p>
      <text:p text:style-name="P12"><text:tab/><text:span text:style-name="T16">Signature détachée. </text:span></text:p>
      <text:p text:style-name="P12"><text:span text:style-name="T16"><text:tab/>Entrez le nom du fichier de données: </text:span><text:span text:style-name="T17">Release</text:span><text:span text:style-name="T16"> </text:span></text:p>
      <text:p text:style-name="P13"><text:tab/>gpg: Signature faite le jeu. 02 juin 2011 12:10:46 ICT avec la clé RSA ID BBD6B77B </text:p>
      <text:p text:style-name="P13"><text:tab/>gpg: Bonne signature de « Proteus Project »</text:p>
      <text:p text:style-name="P14"/>
      <text:p text:style-name="P17"><text:tab/>On envoie ensuite la clé sur un serveur de clé :</text:p>
      <text:p text:style-name="P17"><text:tab/><text:span text:style-name="T13">gpg –send-keys &lt;identifiant&gt;</text:span></text:p>
      <text:p text:style-name="P17"/>
      <text:p text:style-name="P17"><text:tab/><text:span text:style-name="T18">La clé publique est donc disponible sur le serveur de clef par défaut : keys.gnupg.net. </text:span></text:p>
      <text:p text:style-name="P19"/>
      <text:p text:style-name="P17"><text:tab/><text:span text:style-name="T19">Ensuite, coté utilisateur, il suffit de demander la clef sur le serveur </text:span><text:span text:style-name="T20">de cette manière :</text:span></text:p>
      <text:p text:style-name="P17"><text:tab/><text:span text:style-name="T13">gpg –recv-keys &lt;identifiant&gt;</text:span></text:p>
      <text:p text:style-name="P17"><text:tab/>puis on l'ajoute à la liste de clé de apt-key :</text:p>
      <text:p text:style-name="P17"><text:tab/><text:span text:style-name="T13">gpg –export &lt;identifiant&gt; | sudo apt-key add -</text:span></text:p>
      <text:p text:style-name="P17"/>
      <text:p text:style-name="Standard"><text:span text:style-name="T14"><text:tab/>O</text:span><text:span text:style-name="T21">n met à jour apt pour prendre en compte cette nouvelle clef</text:span><text:span text:style-name="T15"> : sudo apt-get update</text:span></text:p>
      <text:p text:style-name="P18"/>
      <text:p text:style-name="P18"><text:tab/><text:span text:style-name="T22">De cette manière la clé publique d'authentification du dépôt se trouve dans le trousseau de clef de l'utilisateur, tous les paquets provenant du dépôt Proteus seront donc authentifiés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lement </meta:initial-creator>
    <meta:creation-date>2011-05-11T15:46:16</meta:creation-date>
    <meta:generator>OpenOffice.org/3.2$Linux OpenOffice.org_project/320m19$Build-9505</meta:generator>
    <dc:date>2011-06-07T00:40:02</dc:date>
    <dc:creator>clement </dc:creator>
    <meta:editing-duration>PT02H41M13S</meta:editing-duration>
    <meta:editing-cycles>26</meta:editing-cycles>
    <meta:document-statistic meta:table-count="0" meta:image-count="0" meta:object-count="0" meta:page-count="1" meta:paragraph-count="30" meta:word-count="286" meta:character-count="1656"/>
  </office:meta>
</office:document-meta>
</file>